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dd47" officeooo:paragraph-rsid="002cfd5d"/>
    </style:style>
    <style:style style:name="P2" style:family="paragraph" style:parent-style-name="Standard">
      <style:text-properties fo:language="en" fo:country="US" officeooo:rsid="00113285" officeooo:paragraph-rsid="002cfd5d"/>
    </style:style>
    <style:style style:name="P3" style:family="paragraph" style:parent-style-name="Text_20_body">
      <style:text-properties fo:language="en" fo:country="US" officeooo:rsid="001c66e0" officeooo:paragraph-rsid="002cfd5d"/>
    </style:style>
    <style:style style:name="P4" style:family="paragraph" style:parent-style-name="Text_20_body">
      <style:text-properties fo:language="en" fo:country="US" officeooo:rsid="001eddd8" officeooo:paragraph-rsid="002cfd5d"/>
    </style:style>
    <style:style style:name="P5" style:family="paragraph" style:parent-style-name="Text_20_body">
      <style:text-properties officeooo:paragraph-rsid="002cfd5d"/>
    </style:style>
    <style:style style:name="P6" style:family="paragraph" style:parent-style-name="Heading_20_3">
      <style:text-properties fo:language="en" fo:country="US" officeooo:paragraph-rsid="002cfd5d"/>
    </style:style>
    <style:style style:name="P7" style:family="paragraph" style:parent-style-name="Heading_20_3">
      <style:text-properties fo:language="en" fo:country="US" officeooo:paragraph-rsid="002d3c7a"/>
    </style:style>
    <style:style style:name="P8" style:family="paragraph" style:parent-style-name="Standard">
      <style:text-properties fo:language="en" fo:country="US" officeooo:rsid="000fdd47" officeooo:paragraph-rsid="002d3c7a"/>
    </style:style>
    <style:style style:name="P9" style:family="paragraph" style:parent-style-name="Standard">
      <style:text-properties fo:language="en" fo:country="US" officeooo:rsid="00113285" officeooo:paragraph-rsid="002d3c7a"/>
    </style:style>
    <style:style style:name="P10" style:family="paragraph" style:parent-style-name="Text_20_body">
      <style:text-properties fo:language="en" fo:country="US" officeooo:rsid="001eddd8" officeooo:paragraph-rsid="002d3c7a"/>
    </style:style>
    <style:style style:name="P11" style:family="paragraph" style:parent-style-name="Text_20_body">
      <style:text-properties fo:language="en" fo:country="US" officeooo:rsid="001c66e0" officeooo:paragraph-rsid="002d3c7a"/>
    </style:style>
    <style:style style:name="P12" style:family="paragraph" style:parent-style-name="Text_20_body">
      <style:text-properties officeooo:paragraph-rsid="002d3c7a"/>
    </style:style>
    <style:style style:name="T1" style:family="text">
      <style:text-properties officeooo:rsid="00297c50"/>
    </style:style>
    <style:style style:name="T2" style:family="text">
      <style:text-properties officeooo:rsid="002b4793"/>
    </style:style>
    <style:style style:name="T3" style:family="text">
      <style:text-properties fo:language="en" fo:country="US" officeooo:rsid="001ed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Sprint design</text:h>
      <text:p text:style-name="P8"/>
      <text:p text:style-name="P8">The design is divided into 3 parts</text:p>
      <text:p text:style-name="P8"/>
      <text:p text:style-name="P8"/>
      <text:p text:style-name="P9">Backlog: all the tasks that have to be done in the sprint</text:p>
      <text:p text:style-name="P9"/>
      <text:p text:style-name="P9">In progress: the tasks that are in process</text:p>
      <text:p text:style-name="P9"/>
      <text:p text:style-name="P9">Finished: the tasks that have been completed</text:p>
      <text:p text:style-name="P9"/>
      <text:h text:style-name="P7" text:outline-level="3">Learning Git Flow</text:h>
      <text:p text:style-name="P9"/>
      <text:p text:style-name="P9">To share the documents we have used Git Flow</text:p>
      <text:p text:style-name="P9"/>
      <text:p text:style-name="P9">In this technique, we use branches.</text:p>
      <text:p text:style-name="P9"/>
      <text:p text:style-name="P9">We are administrate the branch like this.</text:p>
      <text:p text:style-name="P9"/>
      <text:p text:style-name="P9"/>
      <text:p text:style-name="P9"><text:s/>-Master: <text:s/>is the master branch. On this branch there are only the final versions of the website.</text:p>
      <text:p text:style-name="P9"/>
      <text:p text:style-name="P9">- Release: this branch is used to improve the version before uploading it to master.</text:p>
      <text:p text:style-name="P9"/>
      <text:p text:style-name="P9">-Developer: this branch is used to push all changes and put together the different documents created.</text:p>
      <text:p text:style-name="P9"/>
      <text:p text:style-name="P9">- <text:span text:style-name="T1">F</text:span>eature: this branch is used to create anything new we want. We will later add them to develop.</text:p>
      <text:p text:style-name="P9"/>
      <text:h text:style-name="P7" text:outline-level="3">Git project creation</text:h>
      <text:p text:style-name="P11">- For now for our project we have created these branches</text:p>
      <text:p text:style-name="P11">- Main</text:p>
      <text:p text:style-name="P11">-Develop</text:p>
      <text:p text:style-name="P11">- And all this feature branches.</text:p>
      <text:p text:style-name="P11"/>
      <text:h text:style-name="P7" text:outline-level="3" text:is-list-header="true"><text:span text:style-name="T2">A</text:span>dministration of GitHub Project</text:h>
      <text:p text:style-name="P12"/>
      <text:p text:style-name="P10">To manage project tasks we use GitHub Project.</text:p>
      <text:p text:style-name="P10"/>
      <text:p text:style-name="P10"><text:span text:style-name="T3">It is more graphic and intuitive than other programs. <text:s/>Thanks to this tool it is easier for us to organize tasks and see their progress. It also has many features that make it more entertaining and comftabol to us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7:01:24.187000000</meta:creation-date>
    <dc:date>2024-03-24T13:02:03.858000000</dc:date>
    <meta:editing-duration>PT58M20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1" meta:word-count="202" meta:character-count="1122" meta:non-whitespace-character-count="937"/>
  </office:meta>
</office:document-meta>
</file>